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position" table:style-name="ce1">
            <text:p>position</text:p>
          </table:table-cell>
          <table:table-cell office:value-type="string" office:value="roster.name" table:style-name="ce1">
            <text:p>roster.name</text:p>
          </table:table-cell>
          <table:table-cell office:value-type="string" office:value="n" table:style-name="ce1">
            <text:p>n</text:p>
          </table:table-cell>
          <table:table-cell office:value-type="string" office:value="sort_order" table:style-name="ce1">
            <text:p>sort_order</text:p>
          </table:table-cell>
          <table:table-cell office:value-type="string" office:value="cost" table:style-name="ce1">
            <text:p>cost</text:p>
          </table:table-cell>
        </table:table-row>
        <table:table-row>
          <table:table-cell office:value-type="string" office:value="'Ooligan" table:style-name="ce1">
            <text:p>'Ooligan</text:p>
          </table:table-cell>
          <table:table-cell office:value-type="string" office:value="Goblin" table:style-name="ce1">
            <text:p>Goblin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5" table:style-name="ce1">
            <text:p>65</text:p>
          </table:table-cell>
        </table:table-row>
        <table:table-row>
          <table:table-cell office:value-type="string" office:value="1 bloodweiser keg" table:style-name="ce1">
            <text:p>1 bloodweiser keg</text:p>
          </table:table-cell>
          <table:table-cell office:value-type="string" office:value="Halfling" table:style-name="ce1">
            <text:p>Halfling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1 bloodweiser keg" table:style-name="ce1">
            <text:p>1 bloodweiser keg</text:p>
          </table:table-cell>
          <table:table-cell office:value-type="string" office:value="Shambling Undead" table:style-name="ce1">
            <text:p>Shambling Undead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1 bloodweiser keg" table:style-name="ce1">
            <text:p>1 bloodweiser keg</text:p>
          </table:table-cell>
          <table:table-cell office:value-type="string" office:value="Underworld Denizens" table:style-name="ce1">
            <text:p>Underworld Denizens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1 bribe" table:style-name="ce1">
            <text:p>1 bribe</text:p>
          </table:table-cell>
          <table:table-cell office:value-type="string" office:value="Amazon Eurobowl 2022" table:style-name="ce1">
            <text:p>Amazon Eurobowl 202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1 bribe" table:style-name="ce1">
            <text:p>1 bribe</text:p>
          </table:table-cell>
          <table:table-cell office:value-type="string" office:value="Black Orc" table:style-name="ce1">
            <text:p>Black Orc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1 bribe" table:style-name="ce1">
            <text:p>1 bribe</text:p>
          </table:table-cell>
          <table:table-cell office:value-type="string" office:value="Chaos Dwarf" table:style-name="ce1">
            <text:p>Chaos Dwarf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1 bribe" table:style-name="ce1">
            <text:p>1 bribe</text:p>
          </table:table-cell>
          <table:table-cell office:value-type="string" office:value="Chaos Renegade" table:style-name="ce1">
            <text:p>Chaos Renegade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1 bribe" table:style-name="ce1">
            <text:p>1 bribe</text:p>
          </table:table-cell>
          <table:table-cell office:value-type="string" office:value="Dwarf" table:style-name="ce1">
            <text:p>Dwarf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1 bribe" table:style-name="ce1">
            <text:p>1 bribe</text:p>
          </table:table-cell>
          <table:table-cell office:value-type="string" office:value="Goblin" table:style-name="ce1">
            <text:p>Goblin</text:p>
          </table:table-cell>
          <table:table-cell office:value-type="float" office:value="1" table:style-name="ce1">
            <text:p>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 bribe" table:style-name="ce1">
            <text:p>1 bribe</text:p>
          </table:table-cell>
          <table:table-cell office:value-type="string" office:value="High Elf" table:style-name="ce1">
            <text:p>High Elf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1 bribe" table:style-name="ce1">
            <text:p>1 bribe</text:p>
          </table:table-cell>
          <table:table-cell office:value-type="string" office:value="Human" table:style-name="ce1">
            <text:p>Human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1 bribe" table:style-name="ce1">
            <text:p>1 bribe</text:p>
          </table:table-cell>
          <table:table-cell office:value-type="string" office:value="Imperial Nobility" table:style-name="ce1">
            <text:p>Imperial Nobility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1 bribe" table:style-name="ce1">
            <text:p>1 bribe</text:p>
          </table:table-cell>
          <table:table-cell office:value-type="string" office:value="Khorne" table:style-name="ce1">
            <text:p>Khorne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1 bribe" table:style-name="ce1">
            <text:p>1 bribe</text:p>
          </table:table-cell>
          <table:table-cell office:value-type="string" office:value="Lizardmen" table:style-name="ce1">
            <text:p>Lizardmen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1 bribe" table:style-name="ce1">
            <text:p>1 bribe</text:p>
          </table:table-cell>
          <table:table-cell office:value-type="string" office:value="Nurgle" table:style-name="ce1">
            <text:p>Nurgle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1 bribe" table:style-name="ce1">
            <text:p>1 bribe</text:p>
          </table:table-cell>
          <table:table-cell office:value-type="string" office:value="Orc" table:style-name="ce1">
            <text:p>Orc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1 bribe" table:style-name="ce1">
            <text:p>1 bribe</text:p>
          </table:table-cell>
          <table:table-cell office:value-type="string" office:value="Shambling Undead" table:style-name="ce1">
            <text:p>Shambling Undead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1 bribe" table:style-name="ce1">
            <text:p>1 bribe</text:p>
          </table:table-cell>
          <table:table-cell office:value-type="string" office:value="Slann" table:style-name="ce1">
            <text:p>Slann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1 bribe" table:style-name="ce1">
            <text:p>1 bribe</text:p>
          </table:table-cell>
          <table:table-cell office:value-type="string" office:value="Snotling" table:style-name="ce1">
            <text:p>Snotling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1 bribe" table:style-name="ce1">
            <text:p>1 bribe</text:p>
          </table:table-cell>
          <table:table-cell office:value-type="string" office:value="Tomb Kings" table:style-name="ce1">
            <text:p>Tomb Kings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1 bribe" table:style-name="ce1">
            <text:p>1 bribe</text:p>
          </table:table-cell>
          <table:table-cell office:value-type="string" office:value="Underworld Denizens" table:style-name="ce1">
            <text:p>Underworld Denizens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1 bribe" table:style-name="ce1">
            <text:p>1 bribe</text:p>
          </table:table-cell>
          <table:table-cell office:value-type="string" office:value="Wood Elf" table:style-name="ce1">
            <text:p>Wood Elf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1 halfling master chef" table:style-name="ce1">
            <text:p>1 halfling master chef</text:p>
          </table:table-cell>
          <table:table-cell office:value-type="string" office:value="Chaos Dwarf" table:style-name="ce1">
            <text:p>Chaos Dwarf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300" table:style-name="ce1">
            <text:p>300</text:p>
          </table:table-cell>
        </table:table-row>
        <table:table-row>
          <table:table-cell office:value-type="string" office:value="1 halfling master chef" table:style-name="ce1">
            <text:p>1 halfling master chef</text:p>
          </table:table-cell>
          <table:table-cell office:value-type="string" office:value="Halfling" table:style-name="ce1">
            <text:p>Halfling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1 halfling master chef" table:style-name="ce1">
            <text:p>1 halfling master chef</text:p>
          </table:table-cell>
          <table:table-cell office:value-type="string" office:value="Underworld Denizens" table:style-name="ce1">
            <text:p>Underworld Denizens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300" table:style-name="ce1">
            <text:p>300</text:p>
          </table:table-cell>
        </table:table-row>
        <table:table-row>
          <table:table-cell office:value-type="string" office:value="Altern Forest Treeman" table:style-name="ce1">
            <text:p>Altern Forest Treeman</text:p>
          </table:table-cell>
          <table:table-cell office:value-type="string" office:value="Halfling" table:style-name="ce1">
            <text:p>Halfling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</table:table-row>
        <table:table-row>
          <table:table-cell office:value-type="string" office:value="Altern Forest Treeman" table:style-name="ce1">
            <text:p>Altern Forest Treeman</text:p>
          </table:table-cell>
          <table:table-cell office:value-type="string" office:value="Old World Alliance" table:style-name="ce1">
            <text:p>Old World Alliance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" table:style-name="ce1">
            <text:p>120</text:p>
          </table:table-cell>
        </table:table-row>
        <table:table-row>
          <table:table-cell office:value-type="string" office:value="Anointed Blitzer" table:style-name="ce1">
            <text:p>Anointed Blitzer</text:p>
          </table:table-cell>
          <table:table-cell office:value-type="string" office:value="Tomb Kings" table:style-name="ce1">
            <text:p>Tomb Kings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</table:table-row>
        <table:table-row>
          <table:table-cell office:value-type="string" office:value="Anointed Thrower" table:style-name="ce1">
            <text:p>Anointed Thrower</text:p>
          </table:table-cell>
          <table:table-cell office:value-type="string" office:value="Tomb Kings" table:style-name="ce1">
            <text:p>Tomb Kings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apothecary" table:style-name="ce1">
            <text:p>apothecary</text:p>
          </table:table-cell>
          <table:table-cell office:value-type="string" office:value="Amazon Eurobowl 2022" table:style-name="ce1">
            <text:p>Amazon Eurobowl 202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apothecary" table:style-name="ce1">
            <text:p>apothecary</text:p>
          </table:table-cell>
          <table:table-cell office:value-type="string" office:value="Black Orc" table:style-name="ce1">
            <text:p>Black Orc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apothecary" table:style-name="ce1">
            <text:p>apothecary</text:p>
          </table:table-cell>
          <table:table-cell office:value-type="string" office:value="Chaos Chosen" table:style-name="ce1">
            <text:p>Chaos Chosen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apothecary" table:style-name="ce1">
            <text:p>apothecary</text:p>
          </table:table-cell>
          <table:table-cell office:value-type="string" office:value="Chaos Dwarf" table:style-name="ce1">
            <text:p>Chaos Dwarf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apothecary" table:style-name="ce1">
            <text:p>apothecary</text:p>
          </table:table-cell>
          <table:table-cell office:value-type="string" office:value="Chaos Renegade" table:style-name="ce1">
            <text:p>Chaos Renegade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apothecary" table:style-name="ce1">
            <text:p>apothecary</text:p>
          </table:table-cell>
          <table:table-cell office:value-type="string" office:value="Dark Elf" table:style-name="ce1">
            <text:p>Dark Elf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apothecary" table:style-name="ce1">
            <text:p>apothecary</text:p>
          </table:table-cell>
          <table:table-cell office:value-type="string" office:value="Dwarf" table:style-name="ce1">
            <text:p>Dwarf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apothecary" table:style-name="ce1">
            <text:p>apothecary</text:p>
          </table:table-cell>
          <table:table-cell office:value-type="string" office:value="High Elf" table:style-name="ce1">
            <text:p>High Elf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apothecary" table:style-name="ce1">
            <text:p>apothecary</text:p>
          </table:table-cell>
          <table:table-cell office:value-type="string" office:value="Human" table:style-name="ce1">
            <text:p>Human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apothecary" table:style-name="ce1">
            <text:p>apothecary</text:p>
          </table:table-cell>
          <table:table-cell office:value-type="string" office:value="Imperial Nobility" table:style-name="ce1">
            <text:p>Imperial Nobility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apothecary" table:style-name="ce1">
            <text:p>apothecary</text:p>
          </table:table-cell>
          <table:table-cell office:value-type="string" office:value="Lizardmen" table:style-name="ce1">
            <text:p>Lizardmen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apothecary" table:style-name="ce1">
            <text:p>apothecary</text:p>
          </table:table-cell>
          <table:table-cell office:value-type="string" office:value="Orc" table:style-name="ce1">
            <text:p>Orc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apothecary" table:style-name="ce1">
            <text:p>apothecary</text:p>
          </table:table-cell>
          <table:table-cell office:value-type="string" office:value="Skaven" table:style-name="ce1">
            <text:p>Skaven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apothecary" table:style-name="ce1">
            <text:p>apothecary</text:p>
          </table:table-cell>
          <table:table-cell office:value-type="string" office:value="Slann" table:style-name="ce1">
            <text:p>Slann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apothecary" table:style-name="ce1">
            <text:p>apothecary</text:p>
          </table:table-cell>
          <table:table-cell office:value-type="string" office:value="Underworld Denizens" table:style-name="ce1">
            <text:p>Underworld Denizens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apothecary" table:style-name="ce1">
            <text:p>apothecary</text:p>
          </table:table-cell>
          <table:table-cell office:value-type="string" office:value="Wood Elf" table:style-name="ce1">
            <text:p>Wood Elf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Assassin" table:style-name="ce1">
            <text:p>Assassin</text:p>
          </table:table-cell>
          <table:table-cell office:value-type="string" office:value="Dark Elf" table:style-name="ce1">
            <text:p>Dark Elf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Amazon Eurobowl 2022" table:style-name="ce1">
            <text:p>Amazon Eurobowl 202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Black Orc" table:style-name="ce1">
            <text:p>Black Orc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Chaos Chosen" table:style-name="ce1">
            <text:p>Chaos Chosen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Chaos Dwarf" table:style-name="ce1">
            <text:p>Chaos Dwarf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Chaos Renegade" table:style-name="ce1">
            <text:p>Chaos Renegade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Dark Elf" table:style-name="ce1">
            <text:p>Dark Elf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Dwarf" table:style-name="ce1">
            <text:p>Dwarf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Elven Union" table:style-name="ce1">
            <text:p>Elven Union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Goblin" table:style-name="ce1">
            <text:p>Goblin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Halfling" table:style-name="ce1">
            <text:p>Halfling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High Elf" table:style-name="ce1">
            <text:p>High Elf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Human" table:style-name="ce1">
            <text:p>Human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Lizardmen" table:style-name="ce1">
            <text:p>Lizardmen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Necromantic Horror" table:style-name="ce1">
            <text:p>Necromantic Horror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Ogre" table:style-name="ce1">
            <text:p>Ogre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Old World Alliance" table:style-name="ce1">
            <text:p>Old World Alliance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Orc" table:style-name="ce1">
            <text:p>Orc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Shambling Undead" table:style-name="ce1">
            <text:p>Shambling Undead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Skaven" table:style-name="ce1">
            <text:p>Skaven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Slann" table:style-name="ce1">
            <text:p>Slann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Snotling" table:style-name="ce1">
            <text:p>Snotling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Tomb Kings" table:style-name="ce1">
            <text:p>Tomb Kings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Underworld Denizens" table:style-name="ce1">
            <text:p>Underworld Denizens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assistantCoaches" table:style-name="ce1">
            <text:p>assistantCoaches</text:p>
          </table:table-cell>
          <table:table-cell office:value-type="string" office:value="Wood Elf" table:style-name="ce1">
            <text:p>Wood Elf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Beastman Runner Lineman" table:style-name="ce1">
            <text:p>Beastman Runner Lineman</text:p>
          </table:table-cell>
          <table:table-cell office:value-type="string" office:value="Chaos Chosen" table:style-name="ce1">
            <text:p>Chaos Chosen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</table:table-row>
        <table:table-row>
          <table:table-cell office:value-type="string" office:value="Big Un Blocker" table:style-name="ce1">
            <text:p>Big Un Blocker</text:p>
          </table:table-cell>
          <table:table-cell office:value-type="string" office:value="Orc" table:style-name="ce1">
            <text:p>Orc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</table:table-row>
        <table:table-row>
          <table:table-cell office:value-type="string" office:value="Black Orc" table:style-name="ce1">
            <text:p>Black Orc</text:p>
          </table:table-cell>
          <table:table-cell office:value-type="string" office:value="Black Orc" table:style-name="ce1">
            <text:p>Black Orc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</table:table-row>
        <table:table-row>
          <table:table-cell office:value-type="string" office:value="Blitzer" table:style-name="ce1">
            <text:p>Blitzer</text:p>
          </table:table-cell>
          <table:table-cell office:value-type="string" office:value="Dark Elf" table:style-name="ce1">
            <text:p>Dark Elf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Blitzer" table:style-name="ce1">
            <text:p>Blitzer</text:p>
          </table:table-cell>
          <table:table-cell office:value-type="string" office:value="Dwarf" table:style-name="ce1">
            <text:p>Dwarf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</table:table-row>
        <table:table-row>
          <table:table-cell office:value-type="string" office:value="Blitzer" table:style-name="ce1">
            <text:p>Blitzer</text:p>
          </table:table-cell>
          <table:table-cell office:value-type="string" office:value="Elven Union" table:style-name="ce1">
            <text:p>Elven Union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1">
            <text:p>115</text:p>
          </table:table-cell>
        </table:table-row>
        <table:table-row>
          <table:table-cell office:value-type="string" office:value="Blitzer" table:style-name="ce1">
            <text:p>Blitzer</text:p>
          </table:table-cell>
          <table:table-cell office:value-type="string" office:value="High Elf" table:style-name="ce1">
            <text:p>High Elf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Blitzer" table:style-name="ce1">
            <text:p>Blitzer</text:p>
          </table:table-cell>
          <table:table-cell office:value-type="string" office:value="Human" table:style-name="ce1">
            <text:p>Human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</table:table-row>
        <table:table-row>
          <table:table-cell office:value-type="string" office:value="Blitzer" table:style-name="ce1">
            <text:p>Blitzer</text:p>
          </table:table-cell>
          <table:table-cell office:value-type="string" office:value="Orc" table:style-name="ce1">
            <text:p>Orc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</table:table-row>
        <table:table-row>
          <table:table-cell office:value-type="string" office:value="Blitzer" table:style-name="ce1">
            <text:p>Blitzer</text:p>
          </table:table-cell>
          <table:table-cell office:value-type="string" office:value="Skaven" table:style-name="ce1">
            <text:p>Skaven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</table:table-row>
        <table:table-row>
          <table:table-cell office:value-type="string" office:value="Blitzer" table:style-name="ce1">
            <text:p>Blitzer</text:p>
          </table:table-cell>
          <table:table-cell office:value-type="string" office:value="Slann" table:style-name="ce1">
            <text:p>Slann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</table:table-row>
        <table:table-row>
          <table:table-cell office:value-type="string" office:value="Bloater" table:style-name="ce1">
            <text:p>Bloater</text:p>
          </table:table-cell>
          <table:table-cell office:value-type="string" office:value="Nurgle" table:style-name="ce1">
            <text:p>Nurgle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15" table:style-name="ce1">
            <text:p>115</text:p>
          </table:table-cell>
        </table:table-row>
        <table:table-row>
          <table:table-cell office:value-type="string" office:value="Bloodborn Marauder Lineman" table:style-name="ce1">
            <text:p>Bloodborn Marauder Lineman</text:p>
          </table:table-cell>
          <table:table-cell office:value-type="string" office:value="Khorne" table:style-name="ce1">
            <text:p>Khorne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Bloodseeker" table:style-name="ce1">
            <text:p>Bloodseeker</text:p>
          </table:table-cell>
          <table:table-cell office:value-type="string" office:value="Khorne" table:style-name="ce1">
            <text:p>Khorne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</table:table-row>
        <table:table-row>
          <table:table-cell office:value-type="string" office:value="Bloodspawn" table:style-name="ce1">
            <text:p>Bloodspawn</text:p>
          </table:table-cell>
          <table:table-cell office:value-type="string" office:value="Khorne" table:style-name="ce1">
            <text:p>Khorn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60" table:style-name="ce1">
            <text:p>160</text:p>
          </table:table-cell>
        </table:table-row>
        <table:table-row>
          <table:table-cell office:value-type="string" office:value="Bodyguard" table:style-name="ce1">
            <text:p>Bodyguard</text:p>
          </table:table-cell>
          <table:table-cell office:value-type="string" office:value="Imperial Nobility" table:style-name="ce1">
            <text:p>Imperial Nobility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</table:table-row>
        <table:table-row>
          <table:table-cell office:value-type="string" office:value="Bull Centaur Blitzer" table:style-name="ce1">
            <text:p>Bull Centaur Blitzer</text:p>
          </table:table-cell>
          <table:table-cell office:value-type="string" office:value="Chaos Dwarf" table:style-name="ce1">
            <text:p>Chaos Dwarf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</table:table-row>
        <table:table-row>
          <table:table-cell office:value-type="string" office:value="Catcher" table:style-name="ce1">
            <text:p>Catcher</text:p>
          </table:table-cell>
          <table:table-cell office:value-type="string" office:value="Elven Union" table:style-name="ce1">
            <text:p>Elven Union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Catcher" table:style-name="ce1">
            <text:p>Catcher</text:p>
          </table:table-cell>
          <table:table-cell office:value-type="string" office:value="High Elf" table:style-name="ce1">
            <text:p>High Elf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</table:table-row>
        <table:table-row>
          <table:table-cell office:value-type="string" office:value="Catcher" table:style-name="ce1">
            <text:p>Catcher</text:p>
          </table:table-cell>
          <table:table-cell office:value-type="string" office:value="Human" table:style-name="ce1">
            <text:p>Human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</table:table-row>
        <table:table-row>
          <table:table-cell office:value-type="string" office:value="Catcher" table:style-name="ce1">
            <text:p>Catcher</text:p>
          </table:table-cell>
          <table:table-cell office:value-type="string" office:value="Slann" table:style-name="ce1">
            <text:p>Slann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</table:table-row>
        <table:table-row>
          <table:table-cell office:value-type="string" office:value="Catcher" table:style-name="ce1">
            <text:p>Catcher</text:p>
          </table:table-cell>
          <table:table-cell office:value-type="string" office:value="Wood Elf" table:style-name="ce1">
            <text:p>Wood Elf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</table:table-row>
        <table:table-row>
          <table:table-cell office:value-type="string" office:value="Chameleon Skink" table:style-name="ce1">
            <text:p>Chameleon Skink</text:p>
          </table:table-cell>
          <table:table-cell office:value-type="string" office:value="Lizardmen" table:style-name="ce1">
            <text:p>Lizardmen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Chaos Dwarf Blocker" table:style-name="ce1">
            <text:p>Chaos Dwarf Blocker</text:p>
          </table:table-cell>
          <table:table-cell office:value-type="string" office:value="Chaos Dwarf" table:style-name="ce1">
            <text:p>Chaos Dwarf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Chaos Ogre" table:style-name="ce1">
            <text:p>Chaos Ogre</text:p>
          </table:table-cell>
          <table:table-cell office:value-type="string" office:value="Chaos Chosen" table:style-name="ce1">
            <text:p>Chaos Chosen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40" table:style-name="ce1">
            <text:p>140</text:p>
          </table:table-cell>
        </table:table-row>
        <table:table-row>
          <table:table-cell office:value-type="string" office:value="cheerleaders" table:style-name="ce1">
            <text:p>cheerleaders</text:p>
          </table:table-cell>
          <table:table-cell office:value-type="string" office:value="Amazon Eurobowl 2022" table:style-name="ce1">
            <text:p>Amazon Eurobowl 2022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cheerleaders" table:style-name="ce1">
            <text:p>cheerleaders</text:p>
          </table:table-cell>
          <table:table-cell office:value-type="string" office:value="Black Orc" table:style-name="ce1">
            <text:p>Black Orc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cheerleaders" table:style-name="ce1">
            <text:p>cheerleaders</text:p>
          </table:table-cell>
          <table:table-cell office:value-type="string" office:value="Chaos Chosen" table:style-name="ce1">
            <text:p>Chaos Chosen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cheerleaders" table:style-name="ce1">
            <text:p>cheerleaders</text:p>
          </table:table-cell>
          <table:table-cell office:value-type="string" office:value="Chaos Dwarf" table:style-name="ce1">
            <text:p>Chaos Dwarf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cheerleaders" table:style-name="ce1">
            <text:p>cheerleaders</text:p>
          </table:table-cell>
          <table:table-cell office:value-type="string" office:value="Chaos Renegade" table:style-name="ce1">
            <text:p>Chaos Renegade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cheerleaders" table:style-name="ce1">
            <text:p>cheerleaders</text:p>
          </table:table-cell>
          <table:table-cell office:value-type="string" office:value="Elven Union" table:style-name="ce1">
            <text:p>Elven Union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cheerleaders" table:style-name="ce1">
            <text:p>cheerleaders</text:p>
          </table:table-cell>
          <table:table-cell office:value-type="string" office:value="High Elf" table:style-name="ce1">
            <text:p>High Elf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cheerleaders" table:style-name="ce1">
            <text:p>cheerleaders</text:p>
          </table:table-cell>
          <table:table-cell office:value-type="string" office:value="Khorne" table:style-name="ce1">
            <text:p>Khorne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cheerleaders" table:style-name="ce1">
            <text:p>cheerleaders</text:p>
          </table:table-cell>
          <table:table-cell office:value-type="string" office:value="Necromantic Horror" table:style-name="ce1">
            <text:p>Necromantic Horror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cheerleaders" table:style-name="ce1">
            <text:p>cheerleaders</text:p>
          </table:table-cell>
          <table:table-cell office:value-type="string" office:value="Skaven" table:style-name="ce1">
            <text:p>Skaven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cheerleaders" table:style-name="ce1">
            <text:p>cheerleaders</text:p>
          </table:table-cell>
          <table:table-cell office:value-type="string" office:value="Tomb Kings" table:style-name="ce1">
            <text:p>Tomb Kings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cheerleaders" table:style-name="ce1">
            <text:p>cheerleaders</text:p>
          </table:table-cell>
          <table:table-cell office:value-type="string" office:value="Underworld Denizens" table:style-name="ce1">
            <text:p>Underworld Denizens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Chosen Blocker" table:style-name="ce1">
            <text:p>Chosen Blocker</text:p>
          </table:table-cell>
          <table:table-cell office:value-type="string" office:value="Chaos Chosen" table:style-name="ce1">
            <text:p>Chaos Chosen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Dark Elf Lineman" table:style-name="ce1">
            <text:p>Dark Elf Lineman</text:p>
          </table:table-cell>
          <table:table-cell office:value-type="string" office:value="Dark Elf" table:style-name="ce1">
            <text:p>Dark Elf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Deathroller" table:style-name="ce1">
            <text:p>Deathroller</text:p>
          </table:table-cell>
          <table:table-cell office:value-type="string" office:value="Dwarf" table:style-name="ce1">
            <text:p>Dwarf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</table:table-row>
        <table:table-row>
          <table:table-cell office:value-type="string" office:value="Dwarf Blocker Lineman" table:style-name="ce1">
            <text:p>Dwarf Blocker Lineman</text:p>
          </table:table-cell>
          <table:table-cell office:value-type="string" office:value="Dwarf" table:style-name="ce1">
            <text:p>Dwarf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Eagle Warrior Thrower" table:style-name="ce1">
            <text:p>Eagle Warrior Thrower</text:p>
          </table:table-cell>
          <table:table-cell office:value-type="string" office:value="Amazon Eurobowl 2022" table:style-name="ce1">
            <text:p>Amazon Eurobowl 202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</table:table-row>
        <table:table-row>
          <table:table-cell office:value-type="string" office:value="Enslaved Minotaur" table:style-name="ce1">
            <text:p>Enslaved Minotaur</text:p>
          </table:table-cell>
          <table:table-cell office:value-type="string" office:value="Chaos Dwarf" table:style-name="ce1">
            <text:p>Chaos Dwarf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50" table:style-name="ce1">
            <text:p>150</text:p>
          </table:table-cell>
        </table:table-row>
        <table:table-row>
          <table:table-cell office:value-type="string" office:value="Fanatic" table:style-name="ce1">
            <text:p>Fanatic</text:p>
          </table:table-cell>
          <table:table-cell office:value-type="string" office:value="Goblin" table:style-name="ce1">
            <text:p>Goblin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Flesh Golem" table:style-name="ce1">
            <text:p>Flesh Golem</text:p>
          </table:table-cell>
          <table:table-cell office:value-type="string" office:value="Necromantic Horror" table:style-name="ce1">
            <text:p>Necromantic Horror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1">
            <text:p>115</text:p>
          </table:table-cell>
        </table:table-row>
        <table:table-row>
          <table:table-cell office:value-type="string" office:value="Fungus Flinga" table:style-name="ce1">
            <text:p>Fungus Flinga</text:p>
          </table:table-cell>
          <table:table-cell office:value-type="string" office:value="Snotling" table:style-name="ce1">
            <text:p>Snotling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</table:table-row>
        <table:table-row>
          <table:table-cell office:value-type="string" office:value="Ghoul Runner" table:style-name="ce1">
            <text:p>Ghoul Runner</text:p>
          </table:table-cell>
          <table:table-cell office:value-type="string" office:value="Necromantic Horror" table:style-name="ce1">
            <text:p>Necromantic Horror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</table:table-row>
        <table:table-row>
          <table:table-cell office:value-type="string" office:value="Ghoul Runner" table:style-name="ce1">
            <text:p>Ghoul Runner</text:p>
          </table:table-cell>
          <table:table-cell office:value-type="string" office:value="Shambling Undead" table:style-name="ce1">
            <text:p>Shambling Undead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</table:table-row>
        <table:table-row>
          <table:table-cell office:value-type="string" office:value="Gnoblar Lineman" table:style-name="ce1">
            <text:p>Gnoblar Lineman</text:p>
          </table:table-cell>
          <table:table-cell office:value-type="string" office:value="Ogre" table:style-name="ce1">
            <text:p>Ogre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</table:table-row>
        <table:table-row>
          <table:table-cell office:value-type="string" office:value="Goblin" table:style-name="ce1">
            <text:p>Goblin</text:p>
          </table:table-cell>
          <table:table-cell office:value-type="string" office:value="Orc" table:style-name="ce1">
            <text:p>Orc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</table:table-row>
        <table:table-row>
          <table:table-cell office:value-type="string" office:value="Goblin Bruiser Lineman" table:style-name="ce1">
            <text:p>Goblin Bruiser Lineman</text:p>
          </table:table-cell>
          <table:table-cell office:value-type="string" office:value="Black Orc" table:style-name="ce1">
            <text:p>Black Orc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</table:table-row>
        <table:table-row>
          <table:table-cell office:value-type="string" office:value="Goblin Lineman" table:style-name="ce1">
            <text:p>Goblin Lineman</text:p>
          </table:table-cell>
          <table:table-cell office:value-type="string" office:value="Goblin" table:style-name="ce1">
            <text:p>Goblin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</table:table-row>
        <table:table-row>
          <table:table-cell office:value-type="string" office:value="Gutter Runner" table:style-name="ce1">
            <text:p>Gutter Runner</text:p>
          </table:table-cell>
          <table:table-cell office:value-type="string" office:value="Skaven" table:style-name="ce1">
            <text:p>Skaven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85" table:style-name="ce1">
            <text:p>85</text:p>
          </table:table-cell>
        </table:table-row>
        <table:table-row>
          <table:table-cell office:value-type="string" office:value="Gutter Runner" table:style-name="ce1">
            <text:p>Gutter Runner</text:p>
          </table:table-cell>
          <table:table-cell office:value-type="string" office:value="Underworld Denizens" table:style-name="ce1">
            <text:p>Underworld Denizens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85" table:style-name="ce1">
            <text:p>85</text:p>
          </table:table-cell>
        </table:table-row>
        <table:table-row>
          <table:table-cell office:value-type="string" office:value="Halfling Catcher" table:style-name="ce1">
            <text:p>Halfling Catcher</text:p>
          </table:table-cell>
          <table:table-cell office:value-type="string" office:value="Halfling" table:style-name="ce1">
            <text:p>Halfling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</table:table-row>
        <table:table-row>
          <table:table-cell office:value-type="string" office:value="Halfling Hefty" table:style-name="ce1">
            <text:p>Halfling Hefty</text:p>
          </table:table-cell>
          <table:table-cell office:value-type="string" office:value="Halfling" table:style-name="ce1">
            <text:p>Halfling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Halfling Hopeful" table:style-name="ce1">
            <text:p>Halfling Hopeful</text:p>
          </table:table-cell>
          <table:table-cell office:value-type="string" office:value="Human" table:style-name="ce1">
            <text:p>Human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</table:table-row>
        <table:table-row>
          <table:table-cell office:value-type="string" office:value="Halfling Hopeful Lineman" table:style-name="ce1">
            <text:p>Halfling Hopeful Lineman</text:p>
          </table:table-cell>
          <table:table-cell office:value-type="string" office:value="Halfling" table:style-name="ce1">
            <text:p>Halfling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</table:table-row>
        <table:table-row>
          <table:table-cell office:value-type="string" office:value="Hobgoblin Lineman" table:style-name="ce1">
            <text:p>Hobgoblin Lineman</text:p>
          </table:table-cell>
          <table:table-cell office:value-type="string" office:value="Chaos Dwarf" table:style-name="ce1">
            <text:p>Chaos Dwarf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</table:table-row>
        <table:table-row>
          <table:table-cell office:value-type="string" office:value="Human Lineman" table:style-name="ce1">
            <text:p>Human Lineman</text:p>
          </table:table-cell>
          <table:table-cell office:value-type="string" office:value="Human" table:style-name="ce1">
            <text:p>Human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Imperial Retainer Lineman" table:style-name="ce1">
            <text:p>Imperial Retainer Lineman</text:p>
          </table:table-cell>
          <table:table-cell office:value-type="string" office:value="Imperial Nobility" table:style-name="ce1">
            <text:p>Imperial Nobility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</table:table-row>
        <table:table-row>
          <table:table-cell office:value-type="string" office:value="Imperial Thrower" table:style-name="ce1">
            <text:p>Imperial Thrower</text:p>
          </table:table-cell>
          <table:table-cell office:value-type="string" office:value="Imperial Nobility" table:style-name="ce1">
            <text:p>Imperial Nobility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</table:table-row>
        <table:table-row>
          <table:table-cell office:value-type="string" office:value="Khorngor" table:style-name="ce1">
            <text:p>Khorngor</text:p>
          </table:table-cell>
          <table:table-cell office:value-type="string" office:value="Khorne" table:style-name="ce1">
            <text:p>Khorne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Koka Kalim Blitzer" table:style-name="ce1">
            <text:p>Koka Kalim Blitzer</text:p>
          </table:table-cell>
          <table:table-cell office:value-type="string" office:value="Amazon Eurobowl 2022" table:style-name="ce1">
            <text:p>Amazon Eurobowl 2022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</table:table-row>
        <table:table-row>
          <table:table-cell office:value-type="string" office:value="Kroxigor" table:style-name="ce1">
            <text:p>Kroxigor</text:p>
          </table:table-cell>
          <table:table-cell office:value-type="string" office:value="Lizardmen" table:style-name="ce1">
            <text:p>Lizardmen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</table:table-row>
        <table:table-row>
          <table:table-cell office:value-type="string" office:value="Kroxigor" table:style-name="ce1">
            <text:p>Kroxigor</text:p>
          </table:table-cell>
          <table:table-cell office:value-type="string" office:value="Slann" table:style-name="ce1">
            <text:p>Slann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</table:table-row>
        <table:table-row>
          <table:table-cell office:value-type="string" office:value="Lineman" table:style-name="ce1">
            <text:p>Lineman</text:p>
          </table:table-cell>
          <table:table-cell office:value-type="string" office:value="Elven Union" table:style-name="ce1">
            <text:p>Elven Union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</table:table-row>
        <table:table-row>
          <table:table-cell office:value-type="string" office:value="Lineman" table:style-name="ce1">
            <text:p>Lineman</text:p>
          </table:table-cell>
          <table:table-cell office:value-type="string" office:value="High Elf" table:style-name="ce1">
            <text:p>High Elf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Lineman" table:style-name="ce1">
            <text:p>Lineman</text:p>
          </table:table-cell>
          <table:table-cell office:value-type="string" office:value="Slann" table:style-name="ce1">
            <text:p>Slann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</table:table-row>
        <table:table-row>
          <table:table-cell office:value-type="string" office:value="Looney" table:style-name="ce1">
            <text:p>Looney</text:p>
          </table:table-cell>
          <table:table-cell office:value-type="string" office:value="Goblin" table:style-name="ce1">
            <text:p>Goblin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</table:table-row>
        <table:table-row>
          <table:table-cell office:value-type="string" office:value="Loren Forest Treeman" table:style-name="ce1">
            <text:p>Loren Forest Treeman</text:p>
          </table:table-cell>
          <table:table-cell office:value-type="string" office:value="Wood Elf" table:style-name="ce1">
            <text:p>Wood Elf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</table:table-row>
        <table:table-row>
          <table:table-cell office:value-type="string" office:value="Minotaur" table:style-name="ce1">
            <text:p>Minotaur</text:p>
          </table:table-cell>
          <table:table-cell office:value-type="string" office:value="Chaos Chosen" table:style-name="ce1">
            <text:p>Chaos Chosen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50" table:style-name="ce1">
            <text:p>150</text:p>
          </table:table-cell>
        </table:table-row>
        <table:table-row>
          <table:table-cell office:value-type="string" office:value="Mummy" table:style-name="ce1">
            <text:p>Mummy</text:p>
          </table:table-cell>
          <table:table-cell office:value-type="string" office:value="Shambling Undead" table:style-name="ce1">
            <text:p>Shambling Undead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125" table:style-name="ce1">
            <text:p>125</text:p>
          </table:table-cell>
        </table:table-row>
        <table:table-row>
          <table:table-cell office:value-type="string" office:value="Mutant Rat Ogre" table:style-name="ce1">
            <text:p>Mutant Rat Ogre</text:p>
          </table:table-cell>
          <table:table-cell office:value-type="string" office:value="Underworld Denizens" table:style-name="ce1">
            <text:p>Underworld Denizens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50" table:style-name="ce1">
            <text:p>150</text:p>
          </table:table-cell>
        </table:table-row>
        <table:table-row>
          <table:table-cell office:value-type="string" office:value="Noble Blitzer" table:style-name="ce1">
            <text:p>Noble Blitzer</text:p>
          </table:table-cell>
          <table:table-cell office:value-type="string" office:value="Imperial Nobility" table:style-name="ce1">
            <text:p>Imperial Nobility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05" table:style-name="ce1">
            <text:p>105</text:p>
          </table:table-cell>
        </table:table-row>
        <table:table-row>
          <table:table-cell office:value-type="string" office:value="Norse Catcher" table:style-name="ce1">
            <text:p>Norse Catcher</text:p>
          </table:table-cell>
          <table:table-cell office:value-type="string" office:value="Norse Eurobowl 2022" table:style-name="ce1">
            <text:p>Norse Eurobowl 202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</table:table-row>
        <table:table-row>
          <table:table-cell office:value-type="string" office:value="Norse Lineman" table:style-name="ce1">
            <text:p>Norse Lineman</text:p>
          </table:table-cell>
          <table:table-cell office:value-type="string" office:value="Norse Eurobowl 2022" table:style-name="ce1">
            <text:p>Norse Eurobowl 2022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Ogre" table:style-name="ce1">
            <text:p>Ogre</text:p>
          </table:table-cell>
          <table:table-cell office:value-type="string" office:value="Human" table:style-name="ce1">
            <text:p>Human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40" table:style-name="ce1">
            <text:p>140</text:p>
          </table:table-cell>
        </table:table-row>
        <table:table-row>
          <table:table-cell office:value-type="string" office:value="Ogre" table:style-name="ce1">
            <text:p>Ogre</text:p>
          </table:table-cell>
          <table:table-cell office:value-type="string" office:value="Imperial Nobility" table:style-name="ce1">
            <text:p>Imperial Nobility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40" table:style-name="ce1">
            <text:p>140</text:p>
          </table:table-cell>
        </table:table-row>
        <table:table-row>
          <table:table-cell office:value-type="string" office:value="Ogre Blocker" table:style-name="ce1">
            <text:p>Ogre Blocker</text:p>
          </table:table-cell>
          <table:table-cell office:value-type="string" office:value="Ogre" table:style-name="ce1">
            <text:p>Ogre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</table:table-row>
        <table:table-row>
          <table:table-cell office:value-type="string" office:value="Ogre Runt Punter" table:style-name="ce1">
            <text:p>Ogre Runt Punter</text:p>
          </table:table-cell>
          <table:table-cell office:value-type="string" office:value="Ogre" table:style-name="ce1">
            <text:p>Ogre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45" table:style-name="ce1">
            <text:p>145</text:p>
          </table:table-cell>
        </table:table-row>
        <table:table-row>
          <table:table-cell office:value-type="string" office:value="Old World Dwarf Blitzer" table:style-name="ce1">
            <text:p>Old World Dwarf Blitzer</text:p>
          </table:table-cell>
          <table:table-cell office:value-type="string" office:value="Old World Alliance" table:style-name="ce1">
            <text:p>Old World Alliance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</table:table-row>
        <table:table-row>
          <table:table-cell office:value-type="string" office:value="Old World Dwarf Blocker" table:style-name="ce1">
            <text:p>Old World Dwarf Blocker</text:p>
          </table:table-cell>
          <table:table-cell office:value-type="string" office:value="Old World Alliance" table:style-name="ce1">
            <text:p>Old World Alliance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</table:table-row>
        <table:table-row>
          <table:table-cell office:value-type="string" office:value="Old World Dwarf Troll Slayer" table:style-name="ce1">
            <text:p>Old World Dwarf Troll Slayer</text:p>
          </table:table-cell>
          <table:table-cell office:value-type="string" office:value="Old World Alliance" table:style-name="ce1">
            <text:p>Old World Alliance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95" table:style-name="ce1">
            <text:p>95</text:p>
          </table:table-cell>
        </table:table-row>
        <table:table-row>
          <table:table-cell office:value-type="string" office:value="Old World Halfling Hopeful" table:style-name="ce1">
            <text:p>Old World Halfling Hopeful</text:p>
          </table:table-cell>
          <table:table-cell office:value-type="string" office:value="Old World Alliance" table:style-name="ce1">
            <text:p>Old World Alliance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</table:table-row>
        <table:table-row>
          <table:table-cell office:value-type="string" office:value="Old World Human Blitzer" table:style-name="ce1">
            <text:p>Old World Human Blitzer</text:p>
          </table:table-cell>
          <table:table-cell office:value-type="string" office:value="Old World Alliance" table:style-name="ce1">
            <text:p>Old World Alliance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</table:table-row>
        <table:table-row>
          <table:table-cell office:value-type="string" office:value="Old World Human Catcher" table:style-name="ce1">
            <text:p>Old World Human Catcher</text:p>
          </table:table-cell>
          <table:table-cell office:value-type="string" office:value="Old World Alliance" table:style-name="ce1">
            <text:p>Old World Alliance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</table:table-row>
        <table:table-row>
          <table:table-cell office:value-type="string" office:value="Old World Human Lineman" table:style-name="ce1">
            <text:p>Old World Human Lineman</text:p>
          </table:table-cell>
          <table:table-cell office:value-type="string" office:value="Old World Alliance" table:style-name="ce1">
            <text:p>Old World Alliance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Old World Human Thrower" table:style-name="ce1">
            <text:p>Old World Human Thrower</text:p>
          </table:table-cell>
          <table:table-cell office:value-type="string" office:value="Old World Alliance" table:style-name="ce1">
            <text:p>Old World Alliance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</table:table-row>
        <table:table-row>
          <table:table-cell office:value-type="string" office:value="Orc Lineman" table:style-name="ce1">
            <text:p>Orc Lineman</text:p>
          </table:table-cell>
          <table:table-cell office:value-type="string" office:value="Orc" table:style-name="ce1">
            <text:p>Orc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Pestigor" table:style-name="ce1">
            <text:p>Pestigor</text:p>
          </table:table-cell>
          <table:table-cell office:value-type="string" office:value="Nurgle" table:style-name="ce1">
            <text:p>Nurgle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</table:table-row>
        <table:table-row>
          <table:table-cell office:value-type="string" office:value="Piranha Warrior Catcher" table:style-name="ce1">
            <text:p>Piranha Warrior Catcher</text:p>
          </table:table-cell>
          <table:table-cell office:value-type="string" office:value="Amazon Eurobowl 2022" table:style-name="ce1">
            <text:p>Amazon Eurobowl 202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</table:table-row>
        <table:table-row>
          <table:table-cell office:value-type="string" office:value="Rat Ogre" table:style-name="ce1">
            <text:p>Rat Ogre</text:p>
          </table:table-cell>
          <table:table-cell office:value-type="string" office:value="Skaven" table:style-name="ce1">
            <text:p>Skaven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50" table:style-name="ce1">
            <text:p>150</text:p>
          </table:table-cell>
        </table:table-row>
        <table:table-row>
          <table:table-cell office:value-type="string" office:value="Renegade Dark Elf" table:style-name="ce1">
            <text:p>Renegade Dark Elf</text:p>
          </table:table-cell>
          <table:table-cell office:value-type="string" office:value="Chaos Renegade" table:style-name="ce1">
            <text:p>Chaos Renegade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75" table:style-name="ce1">
            <text:p>75</text:p>
          </table:table-cell>
        </table:table-row>
        <table:table-row>
          <table:table-cell office:value-type="string" office:value="Renegade Goblin" table:style-name="ce1">
            <text:p>Renegade Goblin</text:p>
          </table:table-cell>
          <table:table-cell office:value-type="string" office:value="Chaos Renegade" table:style-name="ce1">
            <text:p>Chaos Renegade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</table:table-row>
        <table:table-row>
          <table:table-cell office:value-type="string" office:value="Renegade Human Lineman" table:style-name="ce1">
            <text:p>Renegade Human Lineman</text:p>
          </table:table-cell>
          <table:table-cell office:value-type="string" office:value="Chaos Renegade" table:style-name="ce1">
            <text:p>Chaos Renegade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Renegade Human Thrower" table:style-name="ce1">
            <text:p>Renegade Human Thrower</text:p>
          </table:table-cell>
          <table:table-cell office:value-type="string" office:value="Chaos Renegade" table:style-name="ce1">
            <text:p>Chaos Renegad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</table:table-row>
        <table:table-row>
          <table:table-cell office:value-type="string" office:value="Renegade Minotaur" table:style-name="ce1">
            <text:p>Renegade Minotaur</text:p>
          </table:table-cell>
          <table:table-cell office:value-type="string" office:value="Chaos Renegade" table:style-name="ce1">
            <text:p>Chaos Renegade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</table:table-row>
        <table:table-row>
          <table:table-cell office:value-type="string" office:value="Renegade Ogre" table:style-name="ce1">
            <text:p>Renegade Ogre</text:p>
          </table:table-cell>
          <table:table-cell office:value-type="string" office:value="Chaos Renegade" table:style-name="ce1">
            <text:p>Chaos Renegade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40" table:style-name="ce1">
            <text:p>140</text:p>
          </table:table-cell>
        </table:table-row>
        <table:table-row>
          <table:table-cell office:value-type="string" office:value="Renegade Orc" table:style-name="ce1">
            <text:p>Renegade Orc</text:p>
          </table:table-cell>
          <table:table-cell office:value-type="string" office:value="Chaos Renegade" table:style-name="ce1">
            <text:p>Chaos Renegade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Renegade Rat Ogre" table:style-name="ce1">
            <text:p>Renegade Rat Ogre</text:p>
          </table:table-cell>
          <table:table-cell office:value-type="string" office:value="Chaos Renegade" table:style-name="ce1">
            <text:p>Chaos Renegade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</table:table-row>
        <table:table-row>
          <table:table-cell office:value-type="string" office:value="Renegade Skaven" table:style-name="ce1">
            <text:p>Renegade Skaven</text:p>
          </table:table-cell>
          <table:table-cell office:value-type="string" office:value="Chaos Renegade" table:style-name="ce1">
            <text:p>Chaos Renegade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Renegade Troll" table:style-name="ce1">
            <text:p>Renegade Troll</text:p>
          </table:table-cell>
          <table:table-cell office:value-type="string" office:value="Chaos Renegade" table:style-name="ce1">
            <text:p>Chaos Renegade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15" table:style-name="ce1">
            <text:p>115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Amazon Eurobowl 2022" table:style-name="ce1">
            <text:p>Amazon Eurobowl 202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Black Orc" table:style-name="ce1">
            <text:p>Black Orc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Chaos Chosen" table:style-name="ce1">
            <text:p>Chaos Chosen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Chaos Dwarf" table:style-name="ce1">
            <text:p>Chaos Dwarf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Chaos Renegade" table:style-name="ce1">
            <text:p>Chaos Renegade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Dark Elf" table:style-name="ce1">
            <text:p>Dark Elf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Dwarf" table:style-name="ce1">
            <text:p>Dwarf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Elven Union" table:style-name="ce1">
            <text:p>Elven Union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Goblin" table:style-name="ce1">
            <text:p>Goblin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Halfling" table:style-name="ce1">
            <text:p>Halfling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High Elf" table:style-name="ce1">
            <text:p>High Elf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Human" table:style-name="ce1">
            <text:p>Human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Imperial Nobility" table:style-name="ce1">
            <text:p>Imperial Nobility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Khorne" table:style-name="ce1">
            <text:p>Khorne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Lizardmen" table:style-name="ce1">
            <text:p>Lizardmen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Necromantic Horror" table:style-name="ce1">
            <text:p>Necromantic Horror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Norse Eurobowl 2022" table:style-name="ce1">
            <text:p>Norse Eurobowl 202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Nurgle" table:style-name="ce1">
            <text:p>Nurgle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Old World Alliance" table:style-name="ce1">
            <text:p>Old World Alliance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Orc" table:style-name="ce1">
            <text:p>Orc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Shambling Undead" table:style-name="ce1">
            <text:p>Shambling Undead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Skaven" table:style-name="ce1">
            <text:p>Skaven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Slann" table:style-name="ce1">
            <text:p>Slann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Snotling" table:style-name="ce1">
            <text:p>Snotling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60" table:style-name="ce1">
            <text:p>6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Tomb Kings" table:style-name="ce1">
            <text:p>Tomb Kings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Underworld Denizens" table:style-name="ce1">
            <text:p>Underworld Denizens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Vampire" table:style-name="ce1">
            <text:p>Vampire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rerolls" table:style-name="ce1">
            <text:p>rerolls</text:p>
          </table:table-cell>
          <table:table-cell office:value-type="string" office:value="Wood Elf" table:style-name="ce1">
            <text:p>Wood Elf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Rotspawn" table:style-name="ce1">
            <text:p>Rotspawn</text:p>
          </table:table-cell>
          <table:table-cell office:value-type="string" office:value="Nurgle" table:style-name="ce1">
            <text:p>Nurgl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</table:table-row>
        <table:table-row>
          <table:table-cell office:value-type="string" office:value="Rotter Lineman" table:style-name="ce1">
            <text:p>Rotter Lineman</text:p>
          </table:table-cell>
          <table:table-cell office:value-type="string" office:value="Nurgle" table:style-name="ce1">
            <text:p>Nurgle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</table:table-row>
        <table:table-row>
          <table:table-cell office:value-type="string" office:value="Runner" table:style-name="ce1">
            <text:p>Runner</text:p>
          </table:table-cell>
          <table:table-cell office:value-type="string" office:value="Dark Elf" table:style-name="ce1">
            <text:p>Dark Elf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</table:table-row>
        <table:table-row>
          <table:table-cell office:value-type="string" office:value="Runner" table:style-name="ce1">
            <text:p>Runner</text:p>
          </table:table-cell>
          <table:table-cell office:value-type="string" office:value="Dwarf" table:style-name="ce1">
            <text:p>Dwarf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</table:table-row>
        <table:table-row>
          <table:table-cell office:value-type="string" office:value="Saurus Blocker" table:style-name="ce1">
            <text:p>Saurus Blocker</text:p>
          </table:table-cell>
          <table:table-cell office:value-type="string" office:value="Lizardmen" table:style-name="ce1">
            <text:p>Lizardmen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85" table:style-name="ce1">
            <text:p>85</text:p>
          </table:table-cell>
        </table:table-row>
        <table:table-row>
          <table:table-cell office:value-type="string" office:value="Skaven Blitzer" table:style-name="ce1">
            <text:p>Skaven Blitzer</text:p>
          </table:table-cell>
          <table:table-cell office:value-type="string" office:value="Underworld Denizens" table:style-name="ce1">
            <text:p>Underworld Denizens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</table:table-row>
        <table:table-row>
          <table:table-cell office:value-type="string" office:value="Skaven Clanrat" table:style-name="ce1">
            <text:p>Skaven Clanrat</text:p>
          </table:table-cell>
          <table:table-cell office:value-type="string" office:value="Underworld Denizens" table:style-name="ce1">
            <text:p>Underworld Denizens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Skaven Clanrat Lineman" table:style-name="ce1">
            <text:p>Skaven Clanrat Lineman</text:p>
          </table:table-cell>
          <table:table-cell office:value-type="string" office:value="Skaven" table:style-name="ce1">
            <text:p>Skaven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Skaven Thrower" table:style-name="ce1">
            <text:p>Skaven Thrower</text:p>
          </table:table-cell>
          <table:table-cell office:value-type="string" office:value="Underworld Denizens" table:style-name="ce1">
            <text:p>Underworld Denizens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</table:table-row>
        <table:table-row>
          <table:table-cell office:value-type="string" office:value="Skeleton Lineman" table:style-name="ce1">
            <text:p>Skeleton Lineman</text:p>
          </table:table-cell>
          <table:table-cell office:value-type="string" office:value="Shambling Undead" table:style-name="ce1">
            <text:p>Shambling Undead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</table:table-row>
        <table:table-row>
          <table:table-cell office:value-type="string" office:value="Skeleton Lineman" table:style-name="ce1">
            <text:p>Skeleton Lineman</text:p>
          </table:table-cell>
          <table:table-cell office:value-type="string" office:value="Tomb Kings" table:style-name="ce1">
            <text:p>Tomb Kings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</table:table-row>
        <table:table-row>
          <table:table-cell office:value-type="string" office:value="Skink Runner Lineman" table:style-name="ce1">
            <text:p>Skink Runner Lineman</text:p>
          </table:table-cell>
          <table:table-cell office:value-type="string" office:value="Lizardmen" table:style-name="ce1">
            <text:p>Lizardmen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</table:table-row>
        <table:table-row>
          <table:table-cell office:value-type="string" office:value="Snotling Lineman" table:style-name="ce1">
            <text:p>Snotling Lineman</text:p>
          </table:table-cell>
          <table:table-cell office:value-type="string" office:value="Snotling" table:style-name="ce1">
            <text:p>Snotling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</table:table-row>
        <table:table-row>
          <table:table-cell office:value-type="string" office:value="Star player Bomber Dribblesnot" table:style-name="ce1">
            <text:p>Star player Bomber Dribblesnot</text:p>
          </table:table-cell>
          <table:table-cell office:value-type="string" office:value="Black Orc" table:style-name="ce1">
            <text:p>Black Orc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Star player Bomber Dribblesnot" table:style-name="ce1">
            <text:p>Star player Bomber Dribblesnot</text:p>
          </table:table-cell>
          <table:table-cell office:value-type="string" office:value="Chaos Dwarf" table:style-name="ce1">
            <text:p>Chaos Dwarf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Star player Deeproot Strongbranch" table:style-name="ce1">
            <text:p>Star player Deeproot Strongbranch</text:p>
          </table:table-cell>
          <table:table-cell office:value-type="string" office:value="Norse Eurobowl 2022" table:style-name="ce1">
            <text:p>Norse Eurobowl 202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80" table:style-name="ce1">
            <text:p>280</text:p>
          </table:table-cell>
        </table:table-row>
        <table:table-row>
          <table:table-cell office:value-type="string" office:value="Star player Deeproot Strongbranch" table:style-name="ce1">
            <text:p>Star player Deeproot Strongbranch</text:p>
          </table:table-cell>
          <table:table-cell office:value-type="string" office:value="Old World Alliance" table:style-name="ce1">
            <text:p>Old World Alliance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80" table:style-name="ce1">
            <text:p>280</text:p>
          </table:table-cell>
        </table:table-row>
        <table:table-row>
          <table:table-cell office:value-type="string" office:value="Star player Eldril Sidewinder" table:style-name="ce1">
            <text:p>Star player Eldril Sidewinder</text:p>
          </table:table-cell>
          <table:table-cell office:value-type="string" office:value="Elven Union" table:style-name="ce1">
            <text:p>Elven Union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30" table:style-name="ce1">
            <text:p>230</text:p>
          </table:table-cell>
        </table:table-row>
        <table:table-row>
          <table:table-cell office:value-type="string" office:value="Star player Fungus the Loon" table:style-name="ce1">
            <text:p>Star player Fungus the Loon</text:p>
          </table:table-cell>
          <table:table-cell office:value-type="string" office:value="Goblin" table:style-name="ce1">
            <text:p>Goblin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</table:table-row>
        <table:table-row>
          <table:table-cell office:value-type="string" office:value="Star player Glart Smashrip" table:style-name="ce1">
            <text:p>Star player Glart Smashrip</text:p>
          </table:table-cell>
          <table:table-cell office:value-type="string" office:value="Skaven" table:style-name="ce1">
            <text:p>Skaven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95" table:style-name="ce1">
            <text:p>195</text:p>
          </table:table-cell>
        </table:table-row>
        <table:table-row>
          <table:table-cell office:value-type="string" office:value="Star player Glart Smashrip" table:style-name="ce1">
            <text:p>Star player Glart Smashrip</text:p>
          </table:table-cell>
          <table:table-cell office:value-type="string" office:value="Snotling" table:style-name="ce1">
            <text:p>Snotling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95" table:style-name="ce1">
            <text:p>195</text:p>
          </table:table-cell>
        </table:table-row>
        <table:table-row>
          <table:table-cell office:value-type="string" office:value="Star player Glart Smashrip" table:style-name="ce1">
            <text:p>Star player Glart Smashrip</text:p>
          </table:table-cell>
          <table:table-cell office:value-type="string" office:value="Underworld Denizens" table:style-name="ce1">
            <text:p>Underworld Denizens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95" table:style-name="ce1">
            <text:p>195</text:p>
          </table:table-cell>
        </table:table-row>
        <table:table-row>
          <table:table-cell office:value-type="string" office:value="Star player Griff Oberwald" table:style-name="ce1">
            <text:p>Star player Griff Oberwald</text:p>
          </table:table-cell>
          <table:table-cell office:value-type="string" office:value="Halfling" table:style-name="ce1">
            <text:p>Halfling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80" table:style-name="ce1">
            <text:p>280</text:p>
          </table:table-cell>
        </table:table-row>
        <table:table-row>
          <table:table-cell office:value-type="string" office:value="Star player Griff Oberwald" table:style-name="ce1">
            <text:p>Star player Griff Oberwald</text:p>
          </table:table-cell>
          <table:table-cell office:value-type="string" office:value="Old World Alliance" table:style-name="ce1">
            <text:p>Old World Alliance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80" table:style-name="ce1">
            <text:p>280</text:p>
          </table:table-cell>
        </table:table-row>
        <table:table-row>
          <table:table-cell office:value-type="string" office:value="Star player Hakflem Skuttlespike" table:style-name="ce1">
            <text:p>Star player Hakflem Skuttlespike</text:p>
          </table:table-cell>
          <table:table-cell office:value-type="string" office:value="Snotling" table:style-name="ce1">
            <text:p>Snotling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10" table:style-name="ce1">
            <text:p>210</text:p>
          </table:table-cell>
        </table:table-row>
        <table:table-row>
          <table:table-cell office:value-type="string" office:value="Star player Kreek Rustgouger" table:style-name="ce1">
            <text:p>Star player Kreek Rustgouger</text:p>
          </table:table-cell>
          <table:table-cell office:value-type="string" office:value="Chaos Renegade" table:style-name="ce1">
            <text:p>Chaos Renegade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</table:table-row>
        <table:table-row>
          <table:table-cell office:value-type="string" office:value="Star player Kreek Rustgouger" table:style-name="ce1">
            <text:p>Star player Kreek Rustgouger</text:p>
          </table:table-cell>
          <table:table-cell office:value-type="string" office:value="Goblin" table:style-name="ce1">
            <text:p>Goblin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</table:table-row>
        <table:table-row>
          <table:table-cell office:value-type="string" office:value="Star player Kreek Rustgouger" table:style-name="ce1">
            <text:p>Star player Kreek Rustgouger</text:p>
          </table:table-cell>
          <table:table-cell office:value-type="string" office:value="Skaven" table:style-name="ce1">
            <text:p>Skaven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</table:table-row>
        <table:table-row>
          <table:table-cell office:value-type="string" office:value="Star player Kreek Rustgouger" table:style-name="ce1">
            <text:p>Star player Kreek Rustgouger</text:p>
          </table:table-cell>
          <table:table-cell office:value-type="string" office:value="Underworld Denizens" table:style-name="ce1">
            <text:p>Underworld Denizens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</table:table-row>
        <table:table-row>
          <table:table-cell office:value-type="string" office:value="Star player Mighty Zug" table:style-name="ce1">
            <text:p>Star player Mighty Zug</text:p>
          </table:table-cell>
          <table:table-cell office:value-type="string" office:value="Ogre" table:style-name="ce1">
            <text:p>Ogre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20" table:style-name="ce1">
            <text:p>220</text:p>
          </table:table-cell>
        </table:table-row>
        <table:table-row>
          <table:table-cell office:value-type="string" office:value="Star player Mighty Zug" table:style-name="ce1">
            <text:p>Star player Mighty Zug</text:p>
          </table:table-cell>
          <table:table-cell office:value-type="string" office:value="Old World Alliance" table:style-name="ce1">
            <text:p>Old World Alliance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20" table:style-name="ce1">
            <text:p>220</text:p>
          </table:table-cell>
        </table:table-row>
        <table:table-row>
          <table:table-cell office:value-type="string" office:value="Star player Morg 'n' Thorg" table:style-name="ce1">
            <text:p>Star player Morg 'n' Thorg</text:p>
          </table:table-cell>
          <table:table-cell office:value-type="string" office:value="Halfling" table:style-name="ce1">
            <text:p>Halfling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380" table:style-name="ce1">
            <text:p>380</text:p>
          </table:table-cell>
        </table:table-row>
        <table:table-row>
          <table:table-cell office:value-type="string" office:value="Star player Morg 'n' Thorg" table:style-name="ce1">
            <text:p>Star player Morg 'n' Thorg</text:p>
          </table:table-cell>
          <table:table-cell office:value-type="string" office:value="Underworld Denizens" table:style-name="ce1">
            <text:p>Underworld Denizens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380" table:style-name="ce1">
            <text:p>380</text:p>
          </table:table-cell>
        </table:table-row>
        <table:table-row>
          <table:table-cell office:value-type="string" office:value="Star player Varag Ghoul-Chewer" table:style-name="ce1">
            <text:p>Star player Varag Ghoul-Chewer</text:p>
          </table:table-cell>
          <table:table-cell office:value-type="string" office:value="Underworld Denizens" table:style-name="ce1">
            <text:p>Underworld Denizens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80" table:style-name="ce1">
            <text:p>280</text:p>
          </table:table-cell>
        </table:table-row>
        <table:table-row>
          <table:table-cell office:value-type="string" office:value="Star player Wilhelm Chaney" table:style-name="ce1">
            <text:p>Star player Wilhelm Chaney</text:p>
          </table:table-cell>
          <table:table-cell office:value-type="string" office:value="Vampire" table:style-name="ce1">
            <text:p>Vampir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20" table:style-name="ce1">
            <text:p>220</text:p>
          </table:table-cell>
        </table:table-row>
        <table:table-row>
          <table:table-cell office:value-type="string" office:value="Thrall Lineman" table:style-name="ce1">
            <text:p>Thrall Lineman</text:p>
          </table:table-cell>
          <table:table-cell office:value-type="string" office:value="Vampire" table:style-name="ce1">
            <text:p>Vampire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</table:table-row>
        <table:table-row>
          <table:table-cell office:value-type="string" office:value="Thrower" table:style-name="ce1">
            <text:p>Thrower</text:p>
          </table:table-cell>
          <table:table-cell office:value-type="string" office:value="Elven Union" table:style-name="ce1">
            <text:p>Elven Un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</table:table-row>
        <table:table-row>
          <table:table-cell office:value-type="string" office:value="Thrower" table:style-name="ce1">
            <text:p>Thrower</text:p>
          </table:table-cell>
          <table:table-cell office:value-type="string" office:value="High Elf" table:style-name="ce1">
            <text:p>High Elf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Thrower" table:style-name="ce1">
            <text:p>Thrower</text:p>
          </table:table-cell>
          <table:table-cell office:value-type="string" office:value="Human" table:style-name="ce1">
            <text:p>Human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</table:table-row>
        <table:table-row>
          <table:table-cell office:value-type="string" office:value="Thrower" table:style-name="ce1">
            <text:p>Thrower</text:p>
          </table:table-cell>
          <table:table-cell office:value-type="string" office:value="Orc" table:style-name="ce1">
            <text:p>Orc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</table:table-row>
        <table:table-row>
          <table:table-cell office:value-type="string" office:value="Thrower" table:style-name="ce1">
            <text:p>Thrower</text:p>
          </table:table-cell>
          <table:table-cell office:value-type="string" office:value="Skaven" table:style-name="ce1">
            <text:p>Skaven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</table:table-row>
        <table:table-row>
          <table:table-cell office:value-type="string" office:value="Thrower" table:style-name="ce1">
            <text:p>Thrower</text:p>
          </table:table-cell>
          <table:table-cell office:value-type="string" office:value="Wood Elf" table:style-name="ce1">
            <text:p>Wood Elf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</table:table-row>
        <table:table-row>
          <table:table-cell office:value-type="string" office:value="Tomb Guardian" table:style-name="ce1">
            <text:p>Tomb Guardian</text:p>
          </table:table-cell>
          <table:table-cell office:value-type="string" office:value="Tomb Kings" table:style-name="ce1">
            <text:p>Tomb Kings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Trained Troll" table:style-name="ce1">
            <text:p>Trained Troll</text:p>
          </table:table-cell>
          <table:table-cell office:value-type="string" office:value="Black Orc" table:style-name="ce1">
            <text:p>Black Orc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15" table:style-name="ce1">
            <text:p>115</text:p>
          </table:table-cell>
        </table:table-row>
        <table:table-row>
          <table:table-cell office:value-type="string" office:value="Trained Troll" table:style-name="ce1">
            <text:p>Trained Troll</text:p>
          </table:table-cell>
          <table:table-cell office:value-type="string" office:value="Goblin" table:style-name="ce1">
            <text:p>Goblin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15" table:style-name="ce1">
            <text:p>115</text:p>
          </table:table-cell>
        </table:table-row>
        <table:table-row>
          <table:table-cell office:value-type="string" office:value="Trained Troll" table:style-name="ce1">
            <text:p>Trained Troll</text:p>
          </table:table-cell>
          <table:table-cell office:value-type="string" office:value="Snotling" table:style-name="ce1">
            <text:p>Snotling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15" table:style-name="ce1">
            <text:p>115</text:p>
          </table:table-cell>
        </table:table-row>
        <table:table-row>
          <table:table-cell office:value-type="string" office:value="Tribal Linewoman" table:style-name="ce1">
            <text:p>Tribal Linewoman</text:p>
          </table:table-cell>
          <table:table-cell office:value-type="string" office:value="Amazon Eurobowl 2022" table:style-name="ce1">
            <text:p>Amazon Eurobowl 2022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string" office:value="Troll Slayer" table:style-name="ce1">
            <text:p>Troll Slayer</text:p>
          </table:table-cell>
          <table:table-cell office:value-type="string" office:value="Dwarf" table:style-name="ce1">
            <text:p>Dwarf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</table:table-row>
        <table:table-row>
          <table:table-cell office:value-type="string" office:value="Ulfwerener" table:style-name="ce1">
            <text:p>Ulfwerener</text:p>
          </table:table-cell>
          <table:table-cell office:value-type="string" office:value="Norse Eurobowl 2022" table:style-name="ce1">
            <text:p>Norse Eurobowl 202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05" table:style-name="ce1">
            <text:p>105</text:p>
          </table:table-cell>
        </table:table-row>
        <table:table-row>
          <table:table-cell office:value-type="string" office:value="Underworld Goblin Lineman" table:style-name="ce1">
            <text:p>Underworld Goblin Lineman</text:p>
          </table:table-cell>
          <table:table-cell office:value-type="string" office:value="Underworld Denizens" table:style-name="ce1">
            <text:p>Underworld Denizens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</table:table-row>
        <table:table-row>
          <table:table-cell office:value-type="string" office:value="Underworld Snotlings" table:style-name="ce1">
            <text:p>Underworld Snotlings</text:p>
          </table:table-cell>
          <table:table-cell office:value-type="string" office:value="Underworld Denizens" table:style-name="ce1">
            <text:p>Underworld Denizens</text:p>
          </table:table-cell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</table:table-row>
        <table:table-row>
          <table:table-cell office:value-type="string" office:value="Underworld Troll" table:style-name="ce1">
            <text:p>Underworld Troll</text:p>
          </table:table-cell>
          <table:table-cell office:value-type="string" office:value="Underworld Denizens" table:style-name="ce1">
            <text:p>Underworld Denizens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15" table:style-name="ce1">
            <text:p>115</text:p>
          </table:table-cell>
        </table:table-row>
        <table:table-row>
          <table:table-cell office:value-type="string" office:value="Untrained Troll" table:style-name="ce1">
            <text:p>Untrained Troll</text:p>
          </table:table-cell>
          <table:table-cell office:value-type="string" office:value="Orc" table:style-name="ce1">
            <text:p>Orc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15" table:style-name="ce1">
            <text:p>115</text:p>
          </table:table-cell>
        </table:table-row>
        <table:table-row>
          <table:table-cell office:value-type="string" office:value="Vampire Blitzer" table:style-name="ce1">
            <text:p>Vampire Blitzer</text:p>
          </table:table-cell>
          <table:table-cell office:value-type="string" office:value="Vampire" table:style-name="ce1">
            <text:p>Vampire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10" table:style-name="ce1">
            <text:p>110</text:p>
          </table:table-cell>
        </table:table-row>
        <table:table-row>
          <table:table-cell office:value-type="string" office:value="Wardancer" table:style-name="ce1">
            <text:p>Wardancer</text:p>
          </table:table-cell>
          <table:table-cell office:value-type="string" office:value="Wood Elf" table:style-name="ce1">
            <text:p>Wood Elf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25" table:style-name="ce1">
            <text:p>125</text:p>
          </table:table-cell>
        </table:table-row>
        <table:table-row>
          <table:table-cell office:value-type="string" office:value="Werewolf" table:style-name="ce1">
            <text:p>Werewolf</text:p>
          </table:table-cell>
          <table:table-cell office:value-type="string" office:value="Necromantic Horror" table:style-name="ce1">
            <text:p>Necromantic Horror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25" table:style-name="ce1">
            <text:p>125</text:p>
          </table:table-cell>
        </table:table-row>
        <table:table-row>
          <table:table-cell office:value-type="string" office:value="Wight Blitzer" table:style-name="ce1">
            <text:p>Wight Blitzer</text:p>
          </table:table-cell>
          <table:table-cell office:value-type="string" office:value="Shambling Undead" table:style-name="ce1">
            <text:p>Shambling Undead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</table:table-row>
        <table:table-row>
          <table:table-cell office:value-type="string" office:value="Witch Elf" table:style-name="ce1">
            <text:p>Witch Elf</text:p>
          </table:table-cell>
          <table:table-cell office:value-type="string" office:value="Dark Elf" table:style-name="ce1">
            <text:p>Dark Elf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</table:table-row>
        <table:table-row>
          <table:table-cell office:value-type="string" office:value="Wood Elf Lineman" table:style-name="ce1">
            <text:p>Wood Elf Lineman</text:p>
          </table:table-cell>
          <table:table-cell office:value-type="string" office:value="Wood Elf" table:style-name="ce1">
            <text:p>Wood Elf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string" office:value="Wraith" table:style-name="ce1">
            <text:p>Wraith</text:p>
          </table:table-cell>
          <table:table-cell office:value-type="string" office:value="Necromantic Horror" table:style-name="ce1">
            <text:p>Necromantic Horror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95" table:style-name="ce1">
            <text:p>95</text:p>
          </table:table-cell>
        </table:table-row>
        <table:table-row>
          <table:table-cell office:value-type="string" office:value="Zombie Lineman" table:style-name="ce1">
            <text:p>Zombie Lineman</text:p>
          </table:table-cell>
          <table:table-cell office:value-type="string" office:value="Necromantic Horror" table:style-name="ce1">
            <text:p>Necromantic Horror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</table:table-row>
        <table:table-row>
          <table:table-cell office:value-type="string" office:value="Zombie Lineman" table:style-name="ce1">
            <text:p>Zombie Lineman</text:p>
          </table:table-cell>
          <table:table-cell office:value-type="string" office:value="Shambling Undead" table:style-name="ce1">
            <text:p>Shambling Undead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